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language="en" fo:country="US"/>
    </style:style>
    <style:style style:name="P3" style:family="paragraph" style:parent-style-name="List_20_Paragraph">
      <style:text-properties officeooo:rsid="000e9e1d" officeooo:paragraph-rsid="000e9e1d"/>
    </style:style>
    <style:style style:name="P4" style:family="paragraph" style:parent-style-name="Text_20_body" style:list-style-name="L1">
      <style:text-properties officeooo:paragraph-rsid="000e9e1d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0e9e1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>
      <style:text-properties officeooo:rsid="000e9e1d" officeooo:paragraph-rsid="000e9e1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9e1d"/>
    </style:style>
    <style:style style:name="T3" style:family="text">
      <style:text-properties officeooo:rsid="000e9e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BOLETIN 10 :TEORICO ESTRUCTURAS</text:p>
      <text:list xml:id="list2069970926" text:style-name="WWNum1">
        <text:list-item>
          <text:p text:style-name="P1">Indicar o valor das expresións supoñendo os seguintes valores almacenados nas variables </text:p>
        </text:list-item>
      </text:list>
      <text:p text:style-name="List_20_Paragraph">a1 = 30 <text:s/>; a2 = 20</text:p>
      <text:p text:style-name="List_20_Paragraph">a2&lt; 15 &amp;&amp; a1 &gt; a2 || a2 &gt; 10</text:p>
      <text:p text:style-name="List_20_Paragraph"/>
      <text:p text:style-name="List_20_Paragraph">a2 &lt; 15 &amp;&amp; ( a1 &gt; a2 || a2 &gt; 10 )</text:p>
      <text:p text:style-name="List_20_Paragraph"/>
      <text:p text:style-name="List_20_Paragraph"/>
      <text:list xml:id="list4068393080" text:style-name="L1">
        <text:list-header>
          <text:p text:style-name="P5"><text:span text:style-name="Source_20_Text">a2 &lt; 15 &amp;&amp; a1 &gt; a2 || a2 &gt; 10</text:span> se evalúa como <text:span text:style-name="Source_20_Text">true</text:span>.</text:p>
          <text:p text:style-name="P4"><text:span text:style-name="Source_20_Text">a2 &lt; 15 &amp;&amp; (a1 &gt; a2 || a2 &gt; 10)</text:span> se evalúa como <text:span text:style-name="Source_20_Text">false</text:span>.</text:p>
        </text:list-header>
      </text:list>
      <text:p text:style-name="List_20_Paragraph"/>
      <text:p text:style-name="List_20_Paragraph"/>
      <text:p text:style-name="List_20_Paragraph"/>
      <text:list xml:id="list200228786319251" text:continue-list="list2069970926" text:style-name="WWNum1">
        <text:list-item>
          <text:p text:style-name="P1">Dado o seguinte fragmento de programa ¿ Cal é o resultado final da variable z ¿</text:p>
        </text:list-item>
      </text:list>
      <text:p text:style-name="List_20_Paragraph"><text:span text:style-name="T1">X = 2 ;</text:span></text:p>
      <text:p text:style-name="List_20_Paragraph"><text:span text:style-name="T1">if ( x ¡ = 3) {</text:span></text:p>
      <text:p text:style-name="List_20_Paragraph"><text:span text:style-name="T1"><text:s text:c="4"/>if ( x = = 1 )</text:span></text:p>
      <text:p text:style-name="List_20_Paragraph"><text:span text:style-name="T1"><text:s text:c="10"/>z = 1 ;</text:span></text:p>
      <text:p text:style-name="List_20_Paragraph"><text:span text:style-name="T1"><text:s text:c="3"/>else</text:span></text:p>
      <text:p text:style-name="List_20_Paragraph"><text:span text:style-name="T1"><text:s text:c="10"/>z = x ;</text:span></text:p>
      <text:p text:style-name="List_20_Paragraph"><text:span text:style-name="T1">}</text:span></text:p>
      <text:p text:style-name="List_20_Paragraph"><text:span text:style-name="T1">else</text:span></text:p>
      <text:p text:style-name="List_20_Paragraph"><text:span text:style-name="T1"><text:s text:c="4"/>z = 0 ;</text:span></text:p>
      <text:p text:style-name="List_20_Paragraph"/>
      <text:p text:style-name="P8"><text:span text:style-name="Source_20_Text">X</text:span> se inicializa con el valor <text:span text:style-name="Source_20_Text">2</text:span>.</text:p>
      <text:list xml:id="list1209909969" text:style-name="L2">
        <text:list-item>
          <text:p text:style-name="P7">La primera condición <text:span text:style-name="Source_20_Text">X != 3</text:span> es verdadera, ya que <text:span text:style-name="Source_20_Text">2</text:span> no es igual a <text:span text:style-name="Source_20_Text">3</text:span>.</text:p>
        </text:list-item>
        <text:list-item>
          <text:p text:style-name="P7">Dentro del bloque del primer <text:span text:style-name="Source_20_Text">if</text:span>, se evalúa el segundo <text:span text:style-name="Source_20_Text">if</text:span> que es <text:span text:style-name="Source_20_Text">X == 1</text:span>. Esta condición es falsa, ya que <text:span text:style-name="Source_20_Text">2</text:span> no es igual a <text:span text:style-name="Source_20_Text">1</text:span>.</text:p>
        </text:list-item>
        <text:list-item>
          <text:p text:style-name="P6">Por lo tanto, se ejecuta el bloque <text:span text:style-name="Source_20_Text">else</text:span> del segundo <text:span text:style-name="Source_20_Text">if</text:span>, y <text:span text:style-name="Source_20_Text">z</text:span> se establece en el valor de <text:span text:style-name="Source_20_Text">X</text:span>, que es <text:span text:style-name="Source_20_Text">2</text:span>.</text:p>
        </text:list-item>
      </text:list>
      <text:p text:style-name="Text_20_body"><text:span text:style-name="Source_20_Text">z</text:span> <text:span text:style-name="T3">=</text:span> <text:span text:style-name="Source_20_Text">2</text:span></text:p>
      <text:p text:style-name="P3"/>
      <text:p text:style-name="P2"/>
      <text:list xml:id="list200227760585310" text:continue-list="list200228786319251" text:style-name="WWNum1">
        <text:list-item>
          <text:p text:style-name="P1">Dado o seguinte fragment de código. Convírteo noutro equivalente que utilice a sentenza while.</text:p>
        </text:list-item>
      </text:list>
      <text:p text:style-name="List_20_Paragraph"/>
      <text:p text:style-name="List_20_Paragraph">do { </text:p>
      <text:p text:style-name="List_20_Paragraph"><text:soft-page-break/><text:s text:c="8"/>System.out.println ( “introduce un número “ );</text:p>
      <text:p text:style-name="List_20_Paragraph"><text:span text:style-name="T1"><text:s text:c="8"/>int <text:s/>numero = resposta . nextInt ( );</text:span></text:p>
      <text:p text:style-name="List_20_Paragraph"><text:span text:style-name="T1"><text:s text:c="8"/>System . out . println ( “ o numero = “ + numero ) ;</text:span></text:p>
      <text:p text:style-name="List_20_Paragraph"><text:span text:style-name="T1"><text:s text:c="5"/>} while ( numero &lt; 10 ) ;</text:span></text:p>
      <text:p text:style-name="List_20_Paragraph"/>
      <text:p text:style-name="List_20_Paragraph"/>
      <text:p text:style-name="List_20_Paragraph"/>
      <text:p text:style-name="List_20_Paragraph">import java.util.Scanner;</text:p>
      <text:p text:style-name="List_20_Paragraph"/>
      <text:p text:style-name="List_20_Paragraph">public class CodigoConWhile {</text:p>
      <text:p text:style-name="List_20_Paragraph"><text:s text:c="4"/>public static void main(String[] args) {</text:p>
      <text:p text:style-name="List_20_Paragraph"><text:s text:c="8"/>Scanner resposta = new Scanner(System.in);</text:p>
      <text:p text:style-name="List_20_Paragraph"><text:s text:c="8"/>int numero;</text:p>
      <text:p text:style-name="List_20_Paragraph"/>
      <text:p text:style-name="List_20_Paragraph"><text:s text:c="8"/>while (true) {</text:p>
      <text:p text:style-name="List_20_Paragraph"><text:s text:c="12"/>System.out.println("Introduce un número: ");</text:p>
      <text:p text:style-name="List_20_Paragraph"><text:s text:c="12"/>numero = resposta.nextInt();</text:p>
      <text:p text:style-name="List_20_Paragraph"><text:s text:c="12"/>System.out.println("El número es: " + numero);</text:p>
      <text:p text:style-name="List_20_Paragraph"/>
      <text:p text:style-name="List_20_Paragraph"><text:s text:c="12"/>if (numero &gt;= 10) {</text:p>
      <text:p text:style-name="List_20_Paragraph"><text:s text:c="16"/>break;</text:p>
      <text:p text:style-name="List_20_Paragraph"><text:s text:c="12"/>}</text:p>
      <text:p text:style-name="List_20_Paragraph"><text:s text:c="8"/>}</text:p>
      <text:p text:style-name="List_20_Paragraph"/>
      <text:p text:style-name="List_20_Paragraph"><text:s text:c="8"/>resposta.close();</text:p>
      <text:p text:style-name="List_20_Paragraph"><text:s text:c="4"/>}</text:p>
      <text:p text:style-name="List_20_Paragraph">}</text:p>
      <text:p text:style-name="List_20_Paragraph"/>
      <text:p text:style-name="List_20_Paragraph"/>
      <text:p text:style-name="P2"/>
      <text:list xml:id="list200227411685535" text:continue-numbering="true" text:style-name="WWNum1">
        <text:list-item>
          <text:p text:style-name="P1">Despois de executar o seguinte fragment de programa ¿ Cal será o valor final da variable x ¿</text:p>
        </text:list-item>
      </text:list>
      <text:p text:style-name="List_20_Paragraph"><text:span text:style-name="T1">int <text:s/>x = 0, n = 16 ;</text:span></text:p>
      <text:p text:style-name="List_20_Paragraph"><text:span text:style-name="T1">while ( n % 2 = = 0) {</text:span></text:p>
      <text:p text:style-name="List_20_Paragraph"><text:span text:style-name="T1"><text:s text:c="4"/>x = x + n ;</text:span></text:p>
      <text:p text:style-name="List_20_Paragraph"><text:span text:style-name="T1"><text:s text:c="3"/>n = n / 2 ;</text:span></text:p>
      <text:p text:style-name="List_20_Paragraph"><text:span text:style-name="T1">}</text:span></text:p>
      <text:p text:style-name="List_20_Paragraph"/>
      <text:p text:style-name="List_20_Paragraph"/>
      <text:p text:style-name="P3">x = 30</text:p>
      <text:p text:style-name="P3"/>
      <text:p text:style-name="P3"/>
      <text:p text:style-name="List_20_Paragraph"/>
      <text:p text:style-name="List_20_Paragraph"/>
      <text:list xml:id="list200227109657443" text:continue-numbering="true" text:style-name="WWNum1">
        <text:list-item>
          <text:p text:style-name="P1"><text:soft-page-break/>Dado o seguinte fragment de programa ¿ Cantas veces se executa a sentenza <text:s/>System . out . println ;</text:p>
        </text:list-item>
      </text:list>
      <text:p text:style-name="List_20_Paragraph"/>
      <text:p text:style-name="List_20_Paragraph"><text:span text:style-name="T1">int i , j ;</text:span></text:p>
      <text:p text:style-name="List_20_Paragraph"><text:span text:style-name="T1">for ( i = 0 ; i&lt; 5 ; i++ ) </text:span></text:p>
      <text:p text:style-name="List_20_Paragraph"><text:span text:style-name="T1"><text:s text:c="5"/>for ( j = 0 ; j &lt; 4 ;j ++ )</text:span></text:p>
      <text:p text:style-name="List_20_Paragraph"><text:span text:style-name="T1"><text:s text:c="22"/>System . out . println( i ) ; </text:span></text:p>
      <text:p text:style-name="List_20_Paragraph"/>
      <text:p text:style-name="List_20_Paragraph"/>
      <text:p text:style-name="List_20_Paragraph"><text:s/><text:span text:style-name="T3">20 veces, ya que hay 2 bucles indexados y 4*5 = 20.</text:span></text:p>
      <text:p text:style-name="List_20_Paragraph"/>
      <text:list xml:id="list200228472968103" text:continue-numbering="true" text:style-name="WWNum1">
        <text:list-item>
          <text:p text:style-name="P1">No seguinte código aparecen unha serie de erros .Corríxeos</text:p>
        </text:list-item>
      </text:list>
      <text:p text:style-name="List_20_Paragraph"/>
      <text:p text:style-name="List_20_Paragraph"><text:span text:style-name="T1">Class <text:s/>Erro{</text:span></text:p>
      <text:p text:style-name="List_20_Paragraph"><text:span text:style-name="T1"><text:s text:c="2"/></text:span></text:p>
      <text:p text:style-name="List_20_Paragraph"><text:span text:style-name="T1"><text:s text:c="6"/>public static void main ( String [ ] args ) {</text:span></text:p>
      <text:p text:style-name="List_20_Paragraph"><text:span text:style-name="T1"><text:s text:c="4"/></text:span></text:p>
      <text:p text:style-name="List_20_Paragraph"><text:span text:style-name="T1"><text:s text:c="9"/>Scanner resposta = new <text:s/>resposta ( System . in );</text:span></text:p>
      <text:p text:style-name="List_20_Paragraph"><text:span text:style-name="T1"><text:s text:c="9"/>int <text:s/>num = resposta . nextInt ( ) ;</text:span></text:p>
      <text:p text:style-name="List_20_Paragraph"><text:span text:style-name="T1"><text:s text:c="9"/>if ( num % 2 = 0 )</text:span></text:p>
      <text:p text:style-name="List_20_Paragraph"><text:s text:c="15"/>System . ou. Println ( “ numero par “ );</text:p>
      <text:p text:style-name="List_20_Paragraph"><text:span text:style-name="T1"><text:s text:c="8"/>else if ( num &gt; 0 ) ;</text:span></text:p>
      <text:p text:style-name="List_20_Paragraph"><text:span text:style-name="T1"><text:s text:c="18"/>System . out .println (“ é impar positivo “ ) ;</text:span></text:p>
      <text:p text:style-name="List_20_Paragraph"><text:span text:style-name="T1"><text:s text:c="16"/>else</text:span></text:p>
      <text:p text:style-name="List_20_Paragraph"><text:span text:style-name="T1"><text:s text:c="18"/>System . out .println ( “ é impar <text:s/>negativo) ;</text:span></text:p>
      <text:p text:style-name="List_20_Paragraph"><text:span text:style-name="T1">}</text:span></text:p>
      <text:p text:style-name="List_20_Paragraph"><text:span text:style-name="T1">}</text:span></text:p>
      <text:p text:style-name="P2"/>
      <text:p text:style-name="P2"/>
      <text:p text:style-name="P2">import java.util.Scanner; <text:s/>// Se añade la importación de la clase Scanner</text:p>
      <text:p text:style-name="P2"/>
      <text:p text:style-name="P2">public class Erro {</text:p>
      <text:p text:style-name="P2"/>
      <text:p text:style-name="P2"><text:s text:c="4"/>public static void main(String[] args) {</text:p>
      <text:p text:style-name="P2"/>
      <text:p text:style-name="P2"><text:s text:c="8"/>Scanner resposta = new Scanner(System.in); <text:s/>// Se corrije el nombre de la clase Scanner</text:p>
      <text:p text:style-name="P2"><text:s text:c="8"/>System.out.println("Introduce un número: ");</text:p>
      <text:p text:style-name="P2"><text:s text:c="8"/>int num = resposta.nextInt();</text:p>
      <text:p text:style-name="P2"/>
      <text:p text:style-name="P2"><text:s text:c="8"/>if (num % 2 == 0) { <text:s/>// Se corrige el operador de comparación</text:p>
      <text:p text:style-name="P2"><text:s text:c="12"/>System.out.println("Número par");</text:p>
      <text:p text:style-name="P2"><text:s text:c="8"/>} else if (num &gt; 0) { <text:s/>// Se quita el punto y coma innecesario</text:p>
      <text:p text:style-name="P2"><text:s text:c="12"/>System.out.println("Número impar positivo");</text:p>
      <text:p text:style-name="P2"><text:soft-page-break/><text:s text:c="8"/>} else {</text:p>
      <text:p text:style-name="P2"><text:s text:c="12"/>System.out.println("Número impar negativo"); <text:s/>// Se corrige la cadena de texto</text:p>
      <text:p text:style-name="P2"><text:s text:c="8"/>}</text:p>
      <text:p text:style-name="P2"/>
      <text:p text:style-name="P2"><text:s text:c="8"/>resposta.close(); <text:s/>// Se añade el cierre del Scanner</text:p>
      <text:p text:style-name="P2"><text:s text:c="4"/>}</text:p>
      <text:p text:style-name="P2">}</text:p>
      <text:p text:style-name="P2"/>
      <text:p text:style-name="P2"/>
      <text:p text:style-name="P2"/>
      <text:p text:style-name="List_20_Paragraph"><text:span text:style-name="T1"><text:s text:c="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Calibri" style:font-size-asian="12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2pt" fo:language="es" fo:country="ES" style:letter-kerning="true" style:font-name-asian="Calibri" style:font-size-asian="12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SimSun" style:font-family-asian="SimSun" style:font-family-generic-asian="system" style:font-pitch-asian="variable" style:language-asian="zh" style:country-asian="CN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na</meta:initial-creator>
    <meta:editing-cycles>3</meta:editing-cycles>
    <meta:creation-date>2023-11-03T11:24:00</meta:creation-date>
    <dc:date>2023-12-16T20:02:26.817536505</dc:date>
    <meta:editing-duration>PT4M53S</meta:editing-duration>
    <meta:generator>LibreOffice/7.3.7.2$Linux_X86_64 LibreOffice_project/30$Build-2</meta:generator>
    <meta:document-statistic meta:table-count="0" meta:image-count="0" meta:object-count="0" meta:page-count="4" meta:paragraph-count="89" meta:word-count="621" meta:character-count="3237" meta:non-whitespace-character-count="2247"/>
    <meta:user-defined meta:name="AppVersion">12.0000</meta:user-defined>
    <meta:template xlink:type="simple" xlink:actuate="onRequest" xlink:title="Normal" xlink:href=""/>
  </office:meta>
</office:document-meta>
</file>